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Tableau1" style:family="table">
      <style:table-properties style:width="19.987cm" fo:margin-left="-1.499cm" fo:margin-right="-1.489cm" table:align="margins" style:writing-mode="lr-tb"/>
    </style:style>
    <style:style style:name="Tableau1.A" style:family="table-column">
      <style:table-column-properties style:column-width="19.987cm" style:rel-column-width="65535*"/>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Tableau2" style:family="table">
      <style:table-properties style:width="19.987cm" fo:margin-left="-1.499cm" fo:margin-right="-1.489cm" table:align="margins" style:writing-mode="lr-tb"/>
    </style:style>
    <style:style style:name="Tableau2.A" style:family="table-column">
      <style:table-column-properties style:column-width="19.987cm" style:rel-column-width="65535*"/>
    </style:style>
    <style:style style:name="Tableau2.1" style:family="table-row">
      <style:table-row-properties style:min-row-height="0.092cm" style:keep-together="true"/>
    </style:style>
    <style:style style:name="Tableau2.A1" style:family="table-cell">
      <style:table-cell-properties style:vertical-align="top" fo:padding-left="0.123cm" fo:padding-right="0.123cm" fo:padding-top="0cm" fo:padding-bottom="0cm" fo:border="0.018cm solid #008080" style:writing-mode="lr-tb"/>
    </style:style>
    <style:style style:name="P1" style:family="paragraph" style:parent-style-name="Standard">
      <style:paragraph-properties fo:margin-left="0cm" fo:margin-right="1.002cm" style:line-height-at-least="0.423cm" fo:text-align="start" style:justify-single-word="false" fo:orphans="0" fo:widows="0" fo:text-indent="0cm" style:auto-text-indent="false" fo:break-before="page"/>
      <style:text-properties style:font-name="Traveling _Typewriter" fo:font-size="10pt" style:font-size-asian="10pt" style:font-name-complex="Courier New" style:font-size-complex="10pt"/>
    </style:style>
    <style:style style:name="P2"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P3"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Traveling _Typewriter" fo:font-size="10pt" fo:language="en" fo:country="GB" style:font-size-asian="10pt" style:font-name-complex="Courier New" style:font-size-complex="10pt"/>
    </style:style>
    <style:style style:name="P4"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5" style:family="paragraph" style:parent-style-name="Standard">
      <style:paragraph-properties style:line-height-at-least="0.423cm" fo:orphans="0" fo:widows="0"/>
      <style:text-properties style:font-name="Powderfinger Type" fo:font-size="10pt" fo:language="en" fo:country="GB" style:font-size-asian="10pt" style:language-asian="none" style:country-asian="none" style:font-name-complex="Courier New" style:font-size-complex="10pt"/>
    </style:style>
    <style:style style:name="P6" style:family="paragraph">
      <style:paragraph-properties style:writing-mode="lr-tb"/>
    </style:style>
    <style:style style:name="P7" style:family="paragraph" style:parent-style-name="Heading_20_2">
      <style:paragraph-properties style:snap-to-layout-grid="false"/>
      <style:text-properties style:font-name="Microsoft Sans Serif" fo:font-size="10pt" style:font-size-asian="10pt" style:font-size-complex="10pt"/>
    </style:style>
    <style:style style:name="P8"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9" style:family="paragraph" style:parent-style-name="Standard">
      <style:paragraph-properties fo:margin-left="1.002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0"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text-underline-style="solid" style:text-underline-width="auto" style:text-underline-color="font-color" fo:font-weight="bold" style:font-size-asian="10pt" style:font-weight-asian="bold" style:font-name-complex="Courier New" style:font-size-complex="10pt" style:font-weight-complex="bold"/>
    </style:style>
    <style:style style:name="P11" style:family="paragraph" style:parent-style-name="Standard">
      <style:paragraph-properties fo:margin-left="0cm" fo:margin-right="0cm" style:line-height-at-least="0.423cm" fo:text-align="justify" style:justify-single-word="false" fo:orphans="0" fo:widows="0" fo:text-indent="0cm" style:auto-text-indent="false">
        <style:tab-stops/>
      </style:paragraph-properties>
      <style:text-properties style:font-name="Microsoft Sans Serif" fo:font-size="10pt" style:font-size-asian="10pt" style:font-name-complex="Courier New" style:font-size-complex="10pt"/>
    </style:style>
    <style:style style:name="P12" style:family="paragraph" style:parent-style-name="Standard">
      <style:paragraph-properties fo:margin-left="0.023cm" fo:margin-right="1.002cm" style:line-height-at-least="0.423cm" fo:text-align="justify" style:justify-single-word="false" fo:orphans="0" fo:widows="0" fo:text-indent="0cm" style:auto-text-indent="false">
        <style:tab-stops/>
      </style:paragraph-properties>
      <style:text-properties style:font-name="Microsoft Sans Serif" fo:font-size="10pt" style:font-size-asian="10pt" style:font-name-complex="Courier New" style:font-size-complex="10pt"/>
    </style:style>
    <style:style style:name="P13" style:family="paragraph" style:parent-style-name="Standard">
      <style:paragraph-properties fo:margin-left="0.023cm" fo:margin-right="0cm" style:line-height-at-least="0.423cm" fo:text-align="justify" style:justify-single-word="false" fo:orphans="0" fo:widows="0" fo:text-indent="0cm" style:auto-text-indent="false">
        <style:tab-stops/>
      </style:paragraph-properties>
      <style:text-properties style:font-name="Microsoft Sans Serif" fo:font-size="10pt" style:font-size-asian="10pt" style:font-name-complex="Courier New" style:font-size-complex="10pt"/>
    </style:style>
    <style:style style:name="P14" style:family="paragraph" style:parent-style-name="Standard">
      <style:paragraph-properties fo:margin-left="0.367cm" fo:margin-right="0.023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5"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6"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Microsoft Sans Serif" fo:font-size="10pt" fo:font-style="italic" style:font-size-asian="10pt" style:font-style-asian="italic" style:font-name-complex="Courier New" style:font-size-complex="10pt" style:font-style-complex="italic"/>
    </style:style>
    <style:style style:name="P17"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8" style:family="paragraph" style:parent-style-name="Standard">
      <style:paragraph-properties fo:margin-left="0cm" fo:margin-right="0.023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9"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fo:font-weight="bold" style:font-size-asian="10pt" style:font-weight-asian="bold" style:font-name-complex="Courier New" style:font-size-complex="10pt" style:font-weight-complex="bold"/>
    </style:style>
    <style:style style:name="P20" style:family="paragraph" style:parent-style-name="Standard">
      <style:paragraph-properties fo:margin-left="0cm" fo:margin-right="-0.023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21"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P22" style:family="paragraph" style:parent-style-name="Standard">
      <style:paragraph-properties fo:margin-left="1.002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ived from <text:s/>: <text:s text:c="2"/>anonx.ywy . ub by anonx . com smtp <text:s/>id <text:s/>aa@ </text:p>
      <text:p text:style-name="P2">(5 . 6ßc/10a - ' . 4 <text:s/>for [ distrib@anonx.com ] ), 07 mar . <text:s/>1997 08 : 54 : 18 </text:p>
      <text:p text:style-name="P2">-0700 </text:p>
      <text:p text:style-name="P2">message-id : {19950225@aa-@anonx.com | </text:p>
      <text:p text:style-name="P2">received from anonx.ywy. ub by anonx. ywy .ub (ibm vm smtp v2r2) </text:p>
      <text:p text:style-name="P2">withasmtp id @, 07 mar. 97 00: 00 09 CDT </text:p>
      <text:p text:style-name="P2">Received from anonx.ywy.ub [n je origin dx1&amp;anonx.com] by anonx.ywy.ub (imail </text:p>
      <text:p text:style-name="P2">v1.2a/1.8a) with </text:p>
      <text:p text:style-name="P2">smtp ida@, 07 mar. 1997 00.00.01 - 0500 </text:p>
      <text:p text:style-name="P2">reply-to : dx1 -dx@anonx.com- </text:p>
      <text:p text:style-name="P2">sender : dx1 -dx1@anonx.com- </text:p>
      <text:p text:style-name="P2">from : dx1 -dx1@anonx.com - </text:p>
      <text:p text:style-name="P2">Subject : <text:span text:style-name="T1">UNE NUIT A L'OPERA</text:span></text:p>
      <text:p text:style-name="P2">To : dx2 -dx2@anonx.com- </text:p>
      <text:p text:style-name="P2">x-uidl : ae ae ae ae ae ae ae ae ae ae </text:p>
      <text:p text:style-name="P3"><text:s/></text:p>
      <text:p text:style-name="P4"/>
      <text:p text:style-name="P4"/>
      <text:p text:style-name="P5"><draw:custom-shape text:anchor-type="char" draw:z-index="0" draw:style-name="gr1" draw:text-style-name="P6" svg:width="1.017cm" svg:height="0.763cm" svg:x="7.915cm" svg:y="0.29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
      <text:p text:style-name="P4"/>
      <table:table table:name="Tableau1" table:style-name="Tableau1">
        <table:table-column table:style-name="Tableau1.A"/>
        <table:table-row table:style-name="Tableau1.1">
          <table:table-cell table:style-name="Tableau1.A1" office:value-type="string">
            <text:p text:style-name="P7">DELTA GREEN - RIEN QUE POUR VOS YEUX</text:p>
          </table:table-cell>
        </table:table-row>
      </table:table>
      <text:p text:style-name="P8"><text:s/></text:p>
      <text:p text:style-name="P9"/>
      <text:p text:style-name="P10">Les faits :</text:p>
      <text:p text:style-name="P9"><text:s/></text:p>
      <text:p text:style-name="P11">- <text:s/>Le 5 Septembre dernier, trois syndicalistes de la <text:span text:style-name="T2">National Union Farmworkersun</text:span>, syndicat paysan, rentrent <text:s/></text:p>
      <text:p text:style-name="P11"><text:s text:c="5"/>en voiture du sud, où ils viennent de s’entretenir avec des viticulteurs dans la perspective des prochaines </text:p>
      <text:p text:style-name="P11"><text:s text:c="5"/>vendanges. Julio Bustamente, sa sœur Maria et le fiancé de cette dernière, Ramon Sanchez, roulent </text:p>
      <text:p text:style-name="P11"><text:s text:c="5"/>dans une camionnette Chevrolet marron, vieille de 4 ans et s’arrêtent à <text:s/>Moonlight Cove pour y dîner au </text:p>
      <text:p text:style-name="P11"><text:s text:c="5"/>restaurant Perez. </text:p>
      <text:p text:style-name="P11"><text:s text:c="5"/>D’après les serveurs et les clients qui se trouvaient au restaurant ce soir-là, ils semblent avoir abusé des </text:p>
      <text:p text:style-name="P11"><text:s text:c="5"/>margaritas. En voulant regagner l’autoroute, le conducteur négocie trop vite un virage dangereux, et la </text:p>
      <text:p text:style-name="P11"><text:s text:c="5"/>camionnette part en tonneaux, avant de s'enflammer. Il n’y a pas un seul survivant. <text:s/></text:p>
      <text:p text:style-name="P9"><text:s/></text:p>
      <text:p text:style-name="P12">- <text:s/>Des contradictions dans le dossier attire l’attention du FBI. D’après le rapport officiel de la police de </text:p>
      <text:p text:style-name="P13"><text:s text:c="5"/>Moonlight Cove, Julio Bustamente aurait été au volant.</text:p>
      <text:p text:style-name="P14">Après vérification, il s’avère que Mr Bustamente n’a jamais conduit un véhicule de sa vie. D’après les témoins cités par la police, les trois syndicaliste étaient ivres, alors que tous ceux qui les connaissaient ne les avaient jamais vu dans un tel état. Mme Bustamente était même une abstinente convaincue. <text:s/></text:p>
      <text:p text:style-name="P9"><text:s/></text:p>
      <text:p text:style-name="P15">- <text:s/>Le comportement des autorités de <text:s/>Moonlight Cove contribue à éveiller lesoupçons des familles Sanchez </text:p>
      <text:p text:style-name="P15"><text:s text:c="5"/>et Bustamente de San Francisco. Aucun des proches ne fut averti du triple décès avant le 10 Septembre, </text:p>
      <text:p text:style-name="P15"><text:s text:c="5"/>soit cinq jours après l’accident. </text:p>
      <text:p text:style-name="P15"><text:s text:c="5"/>Les explications de Loman Watkins, Shériff de Moonlight Cove sont peu convaincantes : les papiers </text:p>
      <text:p text:style-name="P15"><text:s text:c="5"/>d’identité auraient été détruits dans l’incendie du véhicule et les corps tellement calcinés que </text:p>
      <text:p text:style-name="P15"><text:s text:c="5"/>l’identification par les empreintes digitales devenaient sujette à caution. Aucune mention n’est faite des </text:p>
      <text:p text:style-name="P15"><text:s text:c="5"/>plaques minéralogiques. On en a trouvé ni sur le véhicule, ni dans les environs immédiats de l’accident au </text:p>
      <text:p text:style-name="P15"><text:s text:c="5"/>cours duquel elles auraient pu être arrachées. </text:p>
      <text:p text:style-name="P15"><text:s text:c="5"/>C’est pourquoi, se trouvant en présence de trois cadavres brûlés et en très mauvais état, Watkins a </text:p>
      <text:p text:style-name="P15"><text:s text:c="5"/>autorisé le coroner, Ian Fitzgerald, à signer les certificats de décès et à se débarrasser des corps par </text:p>
      <text:p text:style-name="P15"><text:s text:c="5"/>crémation. Selon le coroner Fitzgerald : <text:span text:style-name="T2">«Nous ne disposons pas des mêmes installations que dans la </text:span></text:p>
      <text:p text:style-name="P16"><text:s text:c="5"/>morgue d’une grande ville. Nous ne pouvons garder les cadavres longtemps et nous n’avions aucun </text:p>
      <text:p text:style-name="P16"><text:s text:c="5"/>moyen de savoir combien de temps il nous faudrait pour identifier les corps. Il aurait pu tout aussi bien </text:p>
      <text:p text:style-name="P15"><text:span text:style-name="T2"><text:s text:c="5"/>s’agir d’itinérants ou d’immigrés clandestins auquel cas nous n’aurions jamais pu savoir qui ils étaient.»</text:span> </text:p>
      <text:p text:style-name="P15"><text:s text:c="5"/><text:span text:style-name="T3">[Voir Dossier Bustamente/Sanchez en annexe 1]</text:span></text:p>
      <text:p text:style-name="P15">- <text:s/>Au regard des faits établis ci-dessus : trois victimes de mort violente ont été officiellement déclarées <text:s text:c="2"/></text:p>
      <text:p text:style-name="P15"><text:s text:c="5"/><text:span text:style-name="T2">"victimes d’un accident" </text:span><text:s/>et presque aussitôt incinérées, transgressant toutes les procédures actives. Les </text:p>
      <text:p text:style-name="P15"><text:s text:c="5"/>corps des victimes ont été incinérés avant qu’on en avise les familles, et avant qu’une autorité plus </text:p>
      <text:p text:style-name="P15"><text:s text:c="5"/>compétente ne confronte le rapport de police avec les méthodes modernes d’investigation de la médecine </text:p>
      <text:p text:style-name="P17"><text:s text:c="5"/>légale. <text:s/></text:p>
      <text:p text:style-name="P17"><text:s/></text:p>
      <text:p text:style-name="P15">- <text:s/>Le 12 Septembre, le président de la <text:span text:style-name="T2">National Farmworkers Union</text:span><text:span text:style-name="T4">,</text:span> soutenu par les familles des victimes, </text:p>
      <text:p text:style-name="P15"><text:s text:c="5"/>demande l’intervention du FBI : selon lui des groupes anti-syndicalistes sont responsables de la mort des </text:p>
      <text:p text:style-name="P15"><text:s text:c="5"/>Bustamente et Sanchez. </text:p>
      <text:p text:style-name="P15"><text:s text:c="5"/>Le 26 Septembre, une équipe de six agents du Bureau, comprenant trois hommes du service des </text:p>
      <text:p text:style-name="P15"><text:s text:c="5"/>investigations scientifiques, viennent s’installer à Moonlight Cove pour dix jours. </text:p>
      <text:p text:style-name="P15"><text:s text:c="5"/>Le hasard veut que, parmi eux, se trouve l’un de nos membre actif connu sous le nom de code : </text:p>
      <text:p text:style-name="P15"><text:s text:c="5"/>«Léonard» .</text:p>
      <text:p text:style-name="P9"><text:s/></text:p>
      <text:p text:style-name="P15">- <text:s/>Le FBI reprend toute l’enquête à zéro, interroge les policiers, examine les rapports et les documents </text:p>
      <text:p text:style-name="P15"><text:s text:c="5"/>officiels, reprend les dépositions des témoins qui se trouvaient au restaurant <text:s/>Perez la nuit du 5, passe au </text:p>
      <text:p text:style-name="P15"><text:s text:c="5"/>tamis les débris du véhicule à la casse et cherche le moindre indice qui aurait pu rester sur les lieux de </text:p>
      <text:p text:style-name="P15"><text:s text:c="5"/>l’accident lui-même. L’activité agricole étant quasi inexistante dans les environs de Moonlight Cove, la </text:p>
      <text:p text:style-name="P15"><text:s text:c="5"/>piste des anti-syndicalistes est rapidement abandonnée, faute de suspect. <text:s/></text:p>
      <text:p text:style-name="P9"><text:s/></text:p>
      <text:p text:style-name="P18">- <text:s/>Pendant leurs investigations dans le cadre de l’affaire Bustamente-Sanchez, le FBI examine les rapports </text:p>
      <text:p text:style-name="P18"><text:s text:c="4"/>de police et du coroner au cours des deux années précédentes, afin de vérifier si les procédures légales </text:p>
      <text:p text:style-name="P18"><text:s text:c="4"/>sont bien respectées en cas de morts subites, accidentelles ou autres. Si on excepte le spectaculaire </text:p>
      <text:p text:style-name="P18"><text:s text:c="4"/>accident de voiture d’un adolescent dans une Dodge au moteur gonflé, Moonlight Cove est un véritable </text:p>
      <text:p text:style-name="P18"><text:s text:c="4"/>havre de paix… jusqu’au 28 Août. Soit 8 jours avant l’accident des Bustamente-Sanchez, date à laquelle </text:p>
      <text:p text:style-name="P18"><text:s text:c="4"/>commence une véritable série inhabituelle d’accidents mortels. <text:s/></text:p>
      <text:p text:style-name="P9"><text:s/></text:p>
      <text:p text:style-name="P15">- <text:s/>Le 28 Août, aux petites heures du matin, les 4 membres de la famille Mayser, le père, la mère, et les deux </text:p>
      <text:p text:style-name="P15"><text:s text:c="5"/>enfants meurent dans l’incendie de leur maison. Selon les conclusions de l’enquête le, feu aurait pris</text:p>
      <text:p text:style-name="P15"><text:s text:c="5"/>accidentellement au milieu de la nuit. A 5 heures du matin, on retrouve les 4 corps calcinés, au point qu’il </text:p>
      <text:p text:style-name="P15"><text:s text:c="5"/>faut les identifier par empreintes dentaires. La mère des disparus autorise la crémation des restes trois </text:p>
      <text:p text:style-name="P15"><text:s text:c="5"/>jours après l’incident, si bien que le Bureau ne peut procéder à aucun examen complémentaire. </text:p>
      <text:p text:style-name="P15"><text:s text:c="5"/>[Voir rapport annexe 2]</text:p>
      <text:p text:style-name="P15"/>
      <text:p text:style-name="P15">- <text:s/>Le 7 Septembre, Jim Arme,s habitant la ville depuis 20 ans, met à l’eau son bateau de 10 mètres ,le Mary </text:p>
      <text:p text:style-name="P15"><text:s text:c="5"/>Leandra, pour une sortie matinale. Il est toujours porté disparu. Pourtant, l’interrogatoire des proches de </text:p>
      <text:p text:style-name="P15"><text:s text:c="5"/>Mr Armes le décrit comme un marin expérimenté et le bulletin météo du 7 septembre atteste d’un temps </text:p>
      <text:p text:style-name="P15"><text:s text:c="5"/>calme. </text:p>
      <text:p text:style-name="P15"><text:s text:c="5"/>A ce jour, aucune épave identifiable n’a été retrouvée sur le littoral des environs de Moonlight Cove.</text:p>
      <text:p text:style-name="P15"><text:s text:c="5"/>[Voir rapport en annexe 3]</text:p>
      <text:p text:style-name="P9"><text:s/></text:p>
      <text:p text:style-name="P15">- <text:s/>Le 9 Septembre, Paula Parkins est dévorée par ses dobermans. Agé de 29 ans, elle vivait seule, élevait et </text:p>
      <text:p text:style-name="P15"><text:s text:c="5"/>entraînait des chiens de garde sur sa propriété d’un hectare aux limites de la ville. Selon toute probabilité, </text:p>
      <text:p text:style-name="P15"><text:s text:c="5"/>l’un des chiens s’est retourné contre elle, entraînant les autres, rendus frénétiques par l’odeur du sang. </text:p>
      <text:p text:style-name="P15"><text:s text:c="5"/>Les restes déchiquetés de Paula, que rien n’aurait pu rendre présentable, ont été renvoyés dans un </text:p>
      <text:p text:style-name="P15"><text:s text:c="5"/>cercueil <text:s/>plombé à sa famille à Denver. On a abattu les chiens, procédé à des analyses et incinéré leurs </text:p>
      <text:p text:style-name="P15"><text:s text:c="5"/>cadavres.</text:p>
      <text:p text:style-name="P15"><text:s text:c="5"/>[Voir rapport en annexe 4]</text:p>
      <text:p text:style-name="P9"><text:s/></text:p>
      <text:p text:style-name="P15">- <text:s/>Le 15 Septembre, on retrouve dans leur maison de Iceberry Way, les corps de Steve Heinz et de sa </text:p>
      <text:p text:style-name="P15"><text:s text:c="5"/>compagne, Laura Dalcoe. Selon les conclusions du rapport établit par le shérif Watkins, Heinz, sujet à </text:p>
      <text:p text:style-name="P15"><text:s text:c="5"/>une profonde dépression, a abattu sa compagne Laura Dalcoe pendant son sommeil, avant de retourner </text:p>
      <text:p text:style-name="P15"><text:s text:c="5"/>l’arme contre lui. La police a retrouvé sur sa machine à écrire, une note incohérente et non signée, dans </text:p>
      <text:p text:style-name="P15"><text:s text:c="5"/>laquelle il était question de suicide. Le rapport du docteur Fitzgerald conclut au meurtre-suicide. Sur la </text:p>
      <text:p text:style-name="P15"><text:s text:c="5"/>suggestion du coroner, les familles Heinz et Dalcoe ont autorisé l’incinération des dépouilles. </text:p>
      <text:p text:style-name="P15"><text:s text:c="5"/>[voir rapport en annexe 5]</text:p>
      <text:p text:style-name="P15"/>
      <text:p text:style-name="P15"/>
      <text:p text:style-name="P15"/>
      <text:p text:style-name="P15"/>
      <text:p text:style-name="P15">- <text:s/>Le 21 Septembre, est signalée la disparition de Janice Capshaw. Son corps est rejetée sur la grève deux </text:p>
      <text:p text:style-name="P15"><text:s text:c="5"/>jours plus tard, soit le 23 Septembre. Le rapport d’autopsie du coroner Fitzgerald conclut à un suicide au </text:p>
      <text:p text:style-name="P15"><text:s text:c="5"/>valium. </text:p>
      <text:p text:style-name="P15"><text:s text:c="5"/>[Voir rapport en annexe 6]</text:p>
      <text:p text:style-name="P9"><text:s/></text:p>
      <text:p text:style-name="P15">- <text:s/>Au total, Moonlight Cove a subi 12 morts violentes en un peu moins d’un mois. Soit 12 fois plus que dans </text:p>
      <text:p text:style-name="P15"><text:s text:c="5"/>les 23 mois précédents. Interrogé sur cette série d’évènements tragiques, Loman Watkins a déclaré : </text:p>
      <text:p text:style-name="P15"><text:s text:c="5"/><text:span text:style-name="T2">«Oui, c’est horrible, ça fait vraiment peur aussi. je me dis que les choses ont été trop calmes et que l’on </text:span></text:p>
      <text:p text:style-name="P16"><text:s text:c="5"/>rattrape.» </text:p>
      <text:p text:style-name="P9"><text:s/></text:p>
      <text:p text:style-name="P18">- <text:s/>Le rapport des agents du Bureau atteste de l’entière et cordiale coopération des forces de police locale et </text:p>
      <text:p text:style-name="P18"><text:s text:c="5"/>du coroner. Loman Watkins et ses hommes sont même volontaires pour se soumettre au détecteur de </text:p>
      <text:p text:style-name="P18"><text:s text:c="5"/>mensonge, sans résultat. Le coroner Fitzgerald subit le même sort. <text:s/></text:p>
      <text:p text:style-name="P17"/>
      <text:p text:style-name="P15"><text:s/>- <text:s/>le 2 Octobre, 6 jours après le début de l’enquête sur l’affaire <text:s/>Bustamente-Sanchez, Delta Green, alerté </text:p>
      <text:p text:style-name="P15"><text:s text:c="5"/>par «Léonard», procède sous couvert du FBI, à l’exhumation du corps de Paula Parkins, à Denver. </text:p>
      <text:p text:style-name="P15"><text:s text:c="5"/>L’autopsie révèle que la jeune femme a été effectivement mordue et lacérée à mort par de multiples </text:p>
      <text:p text:style-name="P15"><text:s text:c="5"/>assaillants : <text:span text:style-name="T2">«Néanmoins, les traces de morsures, les lacérations, les déchirures des parties molles de </text:span></text:p>
      <text:p text:style-name="P16"><text:s text:c="5"/>l’organisme et <text:s/>les agressions spécifiques sur les seins et les parties sexuelles, ne correspondent pas </text:p>
      <text:p text:style-name="P16"><text:s text:c="5"/>parfaitement avec ce que l’on sait des attaques canines. La disposition des dents et la taille des morsures </text:p>
      <text:p text:style-name="P16"><text:s text:c="5"/>ne sont pas conformes à la dentition normale d’un doberman ou d’autres animaux connus pour leur </text:p>
      <text:p text:style-name="P16"><text:s text:c="5"/>agressivité et capables d’attaquer avec succès un individu adulte.» </text:p>
      <text:p text:style-name="P15"><text:s text:c="5"/>[Voir annexe 7]</text:p>
      <text:p text:style-name="P9"><text:s/></text:p>
      <text:p text:style-name="P15"><text:s/>- <text:s/>Au terme de son enquête, le FBI n’a pu découvrir aucun indice remettant en cause les rapports de la </text:p>
      <text:p text:style-name="P15"><text:s text:c="5"/>police locale, et ce, malgré la constatation de quelques irrégularités bureaucratiques de moindre </text:p>
      <text:p text:style-name="P15"><text:s text:c="5"/>importance. </text:p>
      <text:p text:style-name="P15"><text:s text:c="5"/>En conclusion, aucune charge n’a été retenue contre le Shérif Watkins et ses hommes, ni même contre le </text:p>
      <text:p text:style-name="P15"><text:s text:c="5"/>coroner Ian Fitzgerald. Même si le détecteur de mensonge n’est pas infaillible, la technique est </text:p>
      <text:p text:style-name="P15"><text:s text:c="5"/>suffisamment fiable pour que Watkins, ses hommes et le coroner ne puissent tous le déjouer. <text:s/></text:p>
      <text:p text:style-name="P17"/>
      <text:p text:style-name="P17"><text:s/></text:p>
      <text:p text:style-name="P19">Cependant :</text:p>
      <text:p text:style-name="P17"><text:s/></text:p>
      <text:p text:style-name="P15">- Le 10 Octobre, alors que l’enquête Moonlight Cove est officiellement close, Delta Green intercepte une </text:p>
      <text:p text:style-name="P15"><text:s text:c="5"/>lettre adressée à l’antenne FBI de San Francisco </text:p>
      <text:p text:style-name="P15"><text:s text:c="5"/>[voir annexe 8]</text:p>
      <text:p text:style-name="P9"><text:s/></text:p>
      <text:p text:style-name="P15">- <text:s/>Les registres de l’armée ont confirmé l’existence et les états de services de Mr Talbot, vétéran de la guerre </text:p>
      <text:p text:style-name="P15"><text:s text:c="5"/>du Golfe, décoré plusieurs fois pour acte de bravoure au combat. </text:p>
      <text:p text:style-name="P15"><text:s text:c="5"/>[Voir dossier militaire de H.Talbot en annexe 9]</text:p>
      <text:p text:style-name="P17"><text:s/></text:p>
      <text:p text:style-name="P17"><text:s/></text:p>
      <text:p text:style-name="P15"><text:tab/>Nous avons pris la décision, après concertation avec «Léonard», de vous envoyer sur place sous une fausse identité, afin de mener une <text:s/>enquête indépendante, avec l’espoir que votre statut <text:s/>"incognito" permettra de recueillir des informations intéressantes. </text:p>
      <text:p text:style-name="P15"/>
      <text:p text:style-name="P15"/>
      <text:p text:style-name="P19">Ordres de mission : </text:p>
      <text:p text:style-name="P17"/>
      <text:p text:style-name="P17">- <text:s/>Conserver votre anonymat <text:s/></text:p>
      <text:p text:style-name="P15">- <text:s/>Vous borner à un rôle d’observation et de collecte d’informations. Eviter toute prise de risques inutiles. </text:p>
      <text:p text:style-name="P15">- <text:s/>En tenant compte des prérogatives ci-dessus, réunir un maximum d’informations concernant une </text:p>
      <text:p text:style-name="P15"><text:s text:c="5"/>éventuelle implication des autorités locales de Moonlight Cove dans un complot anti-gouvernemental ou </text:p>
      <text:p text:style-name="P15"><text:s text:c="5"/>tous liens attestant d’une implication de la ville dans un trafic d’armes ou de stupéfiants. <text:s/></text:p>
      <text:p text:style-name="P20">- <text:s/>Entrer en contact avec Harold Talbot, recueillir son témoignage et juger s’il est valable (beaucoup de </text:p>
      <text:p text:style-name="P20"><text:s text:c="5"/>personne handicapée invente des histoires invraisemblables pour se faire remarquer). </text:p>
      <text:p text:style-name="P20"><text:s text:c="5"/>Talbot est un ancien Marines, toujours désireux d’aider son pays, mais comme il ne peut plus le faire, Il </text:p>
      <text:p text:style-name="P20"><text:s text:c="5"/>est fort possible qu’il invente des complots.</text:p>
      <text:p text:style-name="P15">- <text:s/>Vous connecter au réseau informatique des autorités de la ville et vérifier ses utilisations possibles. </text:p>
      <text:p text:style-name="P15">Pour construire vos couvertures et obtenir de l’équipement supplémentaire, veuillez suivre les procédures habituelles. </text:p>
      <text:p text:style-name="P8"/>
      <text:p text:style-name="P8"/>
      <text:p text:style-name="P8"/>
      <text:p text:style-name="P21">Bonjour chez vous. </text:p>
      <text:p text:style-name="P8"/>
      <text:p text:style-name="P21">A. <text:s/></text:p>
      <text:p text:style-name="P8"/>
      <text:p text:style-name="P8"/>
      <text:p text:style-name="P8"/>
      <text:p text:style-name="P8"/>
      <table:table table:name="Tableau2" table:style-name="Tableau2">
        <table:table-column table:style-name="Tableau2.A"/>
        <table:table-row table:style-name="Tableau2.1">
          <table:table-cell table:style-name="Tableau2.A1" office:value-type="string">
            <text:p text:style-name="P7">DELTA GREEN - RIEN QUE POUR VOS YEUX</text:p>
          </table:table-cell>
        </table:table-row>
      </table:table>
      <text:p text:style-name="Standard"/>
      <text:p text:style-name="P8"/>
      <text:p text:style-name="P8"/>
      <text:p text:style-name="P8"/>
      <text:p text:style-name="P22">transmis 1323 est 2447/05/99 : : codage pgp enclenché. </text:p>
      <text:p text:style-name="P22">[eof] </text:p>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fo:font-family="'Courier New'" style:font-family-generic="modern" style:font-pitch="fixed"/>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fo:font-family="'Courier New'" style:font-family-generic="modern" style:font-pitch="fixed"/>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fo:font-family="'Courier New'" style:font-family-generic="modern" style:font-pitch="fixed"/>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18T11:12:57</meta:creation-date>
    <dc:creator>Nicolas Gorréguès</dc:creator>
    <dc:date>2008-06-01T22:07:12</dc:date>
    <dc:language>fr-FR</dc:language>
    <meta:editing-cycles>17</meta:editing-cycles>
    <meta:editing-duration>PT1H33M29S</meta:editing-duration>
    <meta:user-defined meta:name="Info 1"/>
    <meta:user-defined meta:name="Info 2"/>
    <meta:user-defined meta:name="Info 3"/>
    <meta:user-defined meta:name="Info 4"/>
    <meta:document-statistic meta:table-count="2" meta:image-count="0" meta:object-count="0" meta:page-count="4" meta:paragraph-count="162" meta:word-count="1810" meta:character-count="11886"/>
  </office:meta>
</office:document-meta>
</file>